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ie Chart 2017:</text:p>
      <text:p text:style-name="Standard"/>
      <text:p text:style-name="Standard">fig &lt;- plot_ly(type='pie', labels=labels, values=values,<text:s/></text:p>
      <text:p text:style-name="Standard"><text:s text:c="15"/>textinfo='label+percent',</text:p>
      <text:p text:style-name="Standard"><text:s text:c="15"/>insidetextorientation='radial')</text:p>
      <text:p text:style-name="Standard">fig &lt;- fig %&gt;% layout(title = 'Total number of refugees 2017')</text:p>
      <text:p text:style-name="Standard">fi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IDP Conflict &amp; Disaster</text:p>
      <text:p text:style-name="Standard"/>
      <text:p text:style-name="Standard">library(plotly)</text:p>
      <text:p text:style-name="Standard"/>
      <text:p text:style-name="Standard"><text:s text:c="5"/>Year &lt;- c("2008",</text:p>
      <text:p text:style-name="Standard"><text:s text:c="27"/>"2009",</text:p>
      <text:p text:style-name="Standard"><text:s text:c="27"/>"2010",</text:p>
      <text:p text:style-name="Standard"><text:s text:c="27"/>"2011",</text:p>
      <text:p text:style-name="Standard"><text:s text:c="27"/>"2012",</text:p>
      <text:p text:style-name="Standard"><text:s text:c="27"/>"2013",</text:p>
      <text:p text:style-name="Standard"><text:s text:c="27"/>"2014",</text:p>
      <text:p text:style-name="Standard"><text:s text:c="27"/>"2015",</text:p>
      <text:p text:style-name="Standard"><text:s text:c="27"/>"2016",</text:p>
      <text:p text:style-name="Standard"><text:s text:c="27"/>"2017",</text:p>
      <text:p text:style-name="Standard"><text:s text:c="27"/>"2018",</text:p>
      <text:p text:style-name="Standard"><text:s text:c="27"/>"2019"</text:p>
      <text:p text:style-name="Standard"><text:s text:c="17"/>)</text:p>
      <text:p text:style-name="Standard"><text:s text:c="5"/>Conflict_displacement &lt;- c(4600000,</text:p>
      <text:p text:style-name="Standard"><text:s text:c="46"/>6501000,</text:p>
      <text:p text:style-name="Standard"><text:s text:c="46"/>2892000,</text:p>
      <text:p text:style-name="Standard"><text:s text:c="46"/>3531000,</text:p>
      <text:p text:style-name="Standard"><text:s text:c="46"/>6555000,</text:p>
      <text:p text:style-name="Standard"><text:s text:c="46"/>8157000,</text:p>
      <text:p text:style-name="Standard"><text:s text:c="46"/>11285000,</text:p>
      <text:p text:style-name="Standard"><text:s text:c="46"/>8920000,</text:p>
      <text:p text:style-name="Standard"><text:s text:c="46"/>8242000,</text:p>
      <text:p text:style-name="Standard"><text:s text:c="46"/>11771000,</text:p>
      <text:p text:style-name="Standard"><text:s text:c="46"/>10781000,</text:p>
      <text:p text:style-name="Standard"><text:s text:c="46"/>8554000</text:p>
      <text:p text:style-name="Standard"><text:s text:c="34"/>)</text:p>
      <text:p text:style-name="Standard"><text:s text:c="5"/>Disaster_displacement &lt;- c(38241000,</text:p>
      <text:p text:style-name="Standard"><text:s text:c="61"/>16733000,</text:p>
      <text:soft-page-break/>
      <text:p text:style-name="Standard"><text:s text:c="61"/>42350000,</text:p>
      <text:p text:style-name="Standard"><text:s text:c="61"/>15024000,</text:p>
      <text:p text:style-name="Standard"><text:s text:c="61"/>30146000,</text:p>
      <text:p text:style-name="Standard"><text:s text:c="61"/>22130000,</text:p>
      <text:p text:style-name="Standard"><text:s text:c="61"/>19122000,</text:p>
      <text:p text:style-name="Standard"><text:s text:c="60"/>19193000,</text:p>
      <text:p text:style-name="Standard"><text:s text:c="60"/>24217000,</text:p>
      <text:p text:style-name="Standard"><text:s text:c="61"/>18778000,</text:p>
      <text:p text:style-name="Standard"><text:s text:c="61"/>17182000,</text:p>
      <text:p text:style-name="Standard"><text:s text:c="60"/>24855000</text:p>
      <text:p text:style-name="Standard"><text:s text:c="34"/>)</text:p>
      <text:p text:style-name="Standard"><text:s text:c="5"/>data &lt;- data.frame(Year, Conflict_displacement, Disaster_displacement)<text:s/></text:p>
      <text:p text:style-name="Standard"><text:s text:c="9"/>fig &lt;- plot_ly(data, x = ~Year, y = ~Conflict_displacement, type = 'bar', name = 'Conflict displacement')</text:p>
      <text:p text:style-name="Standard"><text:s text:c="9"/>fig &lt;- fig %&gt;% add_trace(y = ~Disaster_displacement, name = 'Disaster Displacement')</text:p>
      <text:p text:style-name="Standard"><text:s text:c="9"/>fig &lt;- fig %&gt;% layout(yaxis = list(title = 'Count'), barmode = 'stack')</text:p>
      <text:p text:style-name="Standard"><text:s text:c="9"/>fig &lt;- fig %&gt;% layout(title = "Causes of Displacement")</text:p>
      <text:p text:style-name="Standard"><text:s text:c="9"/>fi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799035</meta:initial-creator>
    <dc:creator>ms799035</dc:creator>
    <meta:creation-date>2021-03-29T10:56:00Z</meta:creation-date>
    <dc:date>2021-03-29T11:06:00Z</dc:date>
    <meta:template xlink:href="Normal" xlink:type="simple"/>
    <meta:editing-cycles>2</meta:editing-cycles>
    <meta:editing-duration>PT0S</meta:editing-duration>
    <meta:document-statistic meta:page-count="3" meta:paragraph-count="5" meta:word-count="370" meta:character-count="2703" meta:row-count="19" meta:non-whitespace-character-count="2338"/>
  </office:meta>
</office:document-meta>
</file>